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4.978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685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_url</text:p>
          </table:table-cell>
          <table:table-cell table:style-name="ce1" table:number-columns-repeated="1011"/>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table:number-columns-repeated="1013"/>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table:number-columns-repeated="1013"/>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table:number-columns-repeated="1013"/>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table:number-columns-repeated="1013"/>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office:value-type="string">
            <text:p>https://cran.r-project.org/package=ows4R</text:p>
          </table:table-cell>
          <table:table-cell table:number-columns-repeated="1013"/>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inalement, il <text:s/>fournit un réparateur de géométries qui corrigera les problèmes de géométrie et éliminera (du moins réduira) la probabilité d'avoir des problèmes lor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eliminate (at least reduce) the likelihood of having issues when doing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eliminará (por lo menos reducirá) la probabilidad de tener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table:number-columns-repeated="1013"/>
        </table:table-row>
        <table:table-row table:style-name="ro2">
          <table:table-cell table:style-name="Default" office:value-type="string">
            <text:p>zen4R</text:p>
          </table:table-cell>
          <table:table-cell table:style-name="Default" office:value-type="string">
            <text:p>true</text:p>
          </table:table-cell>
          <table:table-cell table:style-name="Default" office:value-type="string">
            <text:p>Interface R pour l'API REST de Zenodo</text:p>
          </table:table-cell>
          <table:table-cell table:style-name="Default" office:value-type="string">
            <text:p>R Interface to Zenodo REST API</text:p>
          </table:table-cell>
          <table:table-cell table:style-name="Default" office:value-type="string">
            <text:p>Interface R para el API de Zenodo</text:p>
          </table:table-cell>
          <table:table-cell table:style-name="Default" office:value-type="string">
            <text:p>Fournit un interface R pour l'API de l'outil Zenodo.</text:p>
          </table:table-cell>
          <table:table-cell table:style-name="Default" office:value-type="string">
            <text:p>Provides an R interface to the Zenodo API</text:p>
          </table:table-cell>
          <table:table-cell table:style-name="Default" office:value-type="string">
            <text:p>Interface R para el API de Zenodo</text:p>
          </table:table-cell>
          <table:table-cell table:style-name="Default" office:value-type="string">
            <text:p>eblondel</text:p>
          </table:table-cell>
          <table:table-cell table:style-name="Default" office:value-type="string">
            <text:p><text:a xlink:href="https://github.com/eblondel/zen4R">https://github.com/eblondel/zen4R</text:a></text:p>
          </table:table-cell>
          <table:table-cell table:style-name="Default" table:number-columns-repeated="1012"/>
          <table:table-cell table:number-columns-repeated="2"/>
        </table:table-row>
        <table:table-row table:style-name="ro1" table:number-rows-repeated="4">
          <table:table-cell table:style-name="Default" table:number-columns-repeated="1022"/>
          <table:table-cell table:number-columns-repeated="2"/>
        </table:table-row>
        <table:table-row table:style-name="ro1" table:number-rows-repeated="104856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1">21/01/2019</text:date>, <text:time>13:00:5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19-01-21T13:00:58.11</dc:date>
    <meta:editing-cycles>41</meta:editing-cycles>
    <meta:editing-duration>PT1H20M29S</meta:editing-duration>
    <meta:document-statistic meta:table-count="1" meta:cell-count="87" meta:object-count="0"/>
  </office:meta>
</office:document-meta>
</file>